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style:font-name="Arial" fo:font-size="14pt" fo:font-weight="bold" style:font-size-asian="14pt" style:font-weight-asian="bold" style:font-size-complex="14pt" style:font-weight-complex="bold"/>
    </style:style>
    <style:style style:name="P4" style:family="paragraph" style:parent-style-name="Standard">
      <style:text-properties style:font-name="Arial" fo:font-weight="normal" style:font-weight-asian="normal" style:font-weight-complex="normal"/>
    </style:style>
    <style:style style:name="P5" style:family="paragraph" style:parent-style-name="Standard">
      <style:text-properties style:font-name="Arial" fo:background-color="#ffff00"/>
    </style:style>
    <style:style style:name="P6" style:family="paragraph" style:parent-style-name="Standard">
      <style:text-properties style:font-name="Arial"/>
    </style:style>
    <style:style style:name="P7" style:family="paragraph" style:parent-style-name="Standard" style:list-style-name="L1">
      <style:text-properties style:font-name="Arial"/>
    </style:style>
    <style:style style:name="P8" style:family="paragraph" style:parent-style-name="Standard" style:list-style-name="L2">
      <style:text-properties style:font-name="Arial"/>
    </style:style>
    <style:style style:name="P9" style:family="paragraph" style:parent-style-name="Standard" style:list-style-name="L3">
      <style:text-properties style:font-name="Arial"/>
    </style:style>
    <style:style style:name="P10" style:family="paragraph" style:parent-style-name="Standard">
      <style:text-properties style:font-name="Arial" fo:font-weight="bold" style:font-weight-asian="bold" style:font-weight-complex="bold"/>
    </style:style>
    <style:style style:name="P11" style:family="paragraph">
      <style:paragraph-properties fo:text-align="center"/>
    </style:style>
    <style:style style:name="P12" style:family="paragraph">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b 58%"/>
    </style:style>
    <style:style style:name="T4" style:family="text">
      <style:text-properties style:text-position="sub 58%" fo:font-weight="bold" style:font-weight-asian="bold" style:font-weight-complex="bold"/>
    </style:style>
    <style:style style:name="T5" style:family="text">
      <style:text-properties style:text-position="-33%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52cm" svg:stroke-color="#000000" draw:marker-start-width="0.811cm" draw:marker-end="Arrow" draw:marker-end-width="0.811cm" draw:textarea-horizontal-align="center" draw:textarea-vertical-align="middle" fo:padding-top="0.076cm" fo:padding-bottom="0.076cm" fo:padding-left="0.076cm" fo:padding-right="0.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2cm" svg:stroke-color="#000000" draw:marker-start-width="0.661cm" draw:marker-end="Arrow" draw:marker-end-width="0.661cm"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_20__28_var_29_" svg:stroke-width="0.102cm" svg:stroke-color="#000000" draw:marker-start-width="0.661cm" draw:marker-end="Line_20_Arrow" draw:marker-end-width="0.661cm"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1cm" svg:stroke-color="#000000" draw:marker-start-width="0.508cm" draw:marker-end-width="0.508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5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7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as sind Elektro-Magnetische Wellen ? <text:s text:c="3"/><text:tab/><text:tab/><text:tab/>V.5 <text:s/>15 March 2017</text:p>
      <text:p text:style-name="P1"/>
      <text:p text:style-name="P1"><text:span text:style-name="T1">Ausbreitungsgeschwindigkeit c</text:span> (vom Ort des Entstehens)</text:p>
      <text:p text:style-name="P1"/>
      <text:p text:style-name="P2">Orientierung</text:p>
      <text:p text:style-name="P1">Das elektrische Wechsel-Feld ist rechtwinklig zur Ausbreitungsrichtung.</text:p>
      <text:p text:style-name="P1">Wenn es von links nach rechts schwingt, dann nicht von oben nach unten.</text:p>
      <text:p text:style-name="P1">Da magnetische Feld ist auch rechtwinklig zur Ausbreitungsrichtung und</text:p>
      <text:p text:style-name="P1">rechtwinklig zum elektrischen Wechselfeld.</text:p>
      <text:p text:style-name="P1">(offene Frage schwingt es vor und zurück ? Eventuell Kreis bzw. Ellipsenbahn ?)</text:p>
      <text:p text:style-name="P1"/>
      <text:p text:style-name="P1"><text:span text:style-name="T1">Die Summe der elektrischen Ladungen ist NULL (0).</text:span> <text:line-break/><text:tab/>(Summe aller Ladungs-Beträge = 0 ??)</text:p>
      <text:p text:style-name="P1"/>
      <text:p text:style-name="P1">Lichtstrahlen (EM Wellen) werden <text:span text:style-name="T1">nicht durch Magnetfelder</text:span> abgelenkt.</text:p>
      <text:p text:style-name="P1"/>
      <text:p text:style-name="P1">Nach der Relativitätstheorie werden EM-Wellen <text:span text:style-name="T1">von Gravitationskräften abgelenkt</text:span>.</text:p>
      <text:p text:style-name="P1"/>
      <text:p text:style-name="P1">Ein aufsteigende EM-Welle in einem Turm verliert Energie (R. V. Pound, G. A. Rebka 1960), die Frequenz erniedrigt sich.</text:p>
      <text:p text:style-name="P1">Wurde der Versuch auch umgekehrt gemacht ? <text:s/>Oder vielleicht auch nur horizontal ?Vielleicht liegt der Energieverlust an den Kollisionen mit anderen Teilchen/Elektronen ? <text:s/>(Siehe Compton Effekt) </text:p>
      <text:p text:style-name="P1">Wurde das ausgeschlossen ?</text:p>
      <text:p text:style-name="P1"/>
      <text:p text:style-name="P2">Faraday Rotation</text:p>
      <text:p text:style-name="P1">Polarisierte EM Wellen (fixe Schwingungsrichtung) wird verändert, wenn</text:p>
      <text:p text:style-name="P1">die Welle durch ein Feld von freien Elektronen (schwaches Plasma) fliegt </text:p>
      <text:p text:style-name="P1">und gleichzeitig auf dem Weg eine B-Feld-Komponente in Ausbreitungsrichtung existiert. </text:p>
      <text:p text:style-name="P1">Senkrechte B-Feldkomponenten erzeugen keine Drehung der Polarisationsrichtung.</text:p>
      <text:p text:style-name="P1">Der Drehwinkel ist proportional zum Quadrat der Wellenlänge und proportional zum aufsummierten Produkt (Integral von B*n<text:span text:style-name="T3">e</text:span>) entlang des Ausbreitungsweges von </text:p>
      <text:p text:style-name="P1">Elektronendichte n<text:span text:style-name="T3">e</text:span> multipliziert mit <text:s/>B-Feld parallel zur Ausbreitungsrichtung.</text:p>
      <text:p text:style-name="P1">Interessant ist auch, dass der Drehwinkel unabhängig ist von der Amplitude der Welle !!!!</text:p>
      <text:p text:style-name="P1"/>
      <text:p text:style-name="P1"/>
      <text:p text:style-name="P1"><draw:line text:anchor-type="paragraph" draw:z-index="4" draw:style-name="gr2" draw:text-style-name="P12" svg:x1="13.887cm" svg:y1="2.927cm" svg:x2="14.752cm" svg:y2="0.408cm"><text:p/></draw:line></text:p>
      <text:p text:style-name="P1"><draw:line text:anchor-type="paragraph" draw:z-index="2" draw:style-name="gr2" draw:text-style-name="P11" svg:x1="1.838cm" svg:y1="1.742cm" svg:x2="4.235cm" svg:y2="0.139cm"><text:p/></draw:line><draw:line text:anchor-type="paragraph" draw:z-index="3" draw:style-name="gr3" draw:text-style-name="P12" svg:x1="13.279cm" svg:y1="1.945cm" svg:x2="15.768cm" svg:y2="0.31cm"><text:p/></draw:line><draw:frame text:anchor-type="paragraph" draw:z-index="7" draw:style-name="gr6" svg:width="4.56cm" svg:height="1.564cm" svg:x="6.244cm" svg:y="0.097cm"><draw:text-box><text:p>Ausbreitungspfad mit Elektronendichte n<text:span text:style-name="T5">e</text:span></text:p><text:p/></draw:text-box></draw:frame></text:p>
      <text:p text:style-name="P1"/>
      <text:p text:style-name="P1"><draw:line text:anchor-type="paragraph" draw:z-index="0" draw:style-name="gr1" draw:text-style-name="P11" svg:x1="2.609cm" svg:y1="0.279cm" svg:x2="14.251cm" svg:y2="0.332cm"><text:p/></draw:line></text:p>
      <text:p text:style-name="P1"><draw:frame text:anchor-type="paragraph" draw:z-index="8" draw:style-name="gr7" svg:width="3.301cm" svg:height="0.703cm" svg:x="14.15cm" svg:y="0.277cm"><draw:text-box><text:p>Drehwinkel</text:p></draw:text-box></draw:frame><draw:line text:anchor-type="paragraph" draw:z-index="5" draw:style-name="gr4" draw:text-style-name="P11" svg:x1="13.698cm" svg:y1="0.235cm" svg:x2="14.084cm" svg:y2="0.493cm"><text:p/></draw:line><draw:line text:anchor-type="paragraph" draw:z-index="1" draw:style-name="gr2" draw:text-style-name="P11" svg:x1="8.132cm" svg:y1="0.392cm" svg:x2="11.148cm" svg:y2="0.418cm"><text:p/></draw:line><draw:frame text:anchor-type="paragraph" draw:z-index="6" draw:style-name="gr5" svg:width="4.365cm" svg:height="0.883cm" svg:x="3.343cm" svg:y="0.106cm"><draw:text-box><text:p>B <text:s/>Komponente parallel</text:p></draw:text-box></draw:frame></text:p>
      <text:p text:style-name="P1"/>
      <text:p text:style-name="P1"/>
      <text:p text:style-name="P1">Dieser Effekt wird in der Astronomie mit zur Entfernungsbestimmung verwendet,</text:p>
      <text:p text:style-name="P1">nur dann anwendbar wenn linear polarisierte Lichtkomponente enthalten ist, </text:p>
      <text:p text:style-name="P1">wird allerdings mehrdeutig wenn Rotation größer 360° ist.</text:p>
      <text:p text:style-name="P1"/>
      <text:p text:style-name="P2">Brechungsgesetze</text:p>
      <text:p text:style-name="P1">sin (alpha1) / sin (alpha2) <text:s/>= <text:s/>n2 / n1 <text:s text:c="3"/>(n = Brechungsindex)</text:p>
      <text:p text:style-name="P1"/>
      <text:p text:style-name="P2">Reflektion</text:p>
      <text:p text:style-name="P1">Brewster Winkel (Glas 56,5°) hier wird einfallendes Licht vollständig polarisiert.</text:p>
      <text:p text:style-name="P1"><text:soft-page-break/></text:p>
      <text:p text:style-name="P1"/>
      <text:p text:style-name="P1">Reflektion von polarisiertem Licht</text:p>
      <text:list xml:id="list2844821236399256302" text:style-name="L1">
        <text:list-item>
          <text:p text:style-name="P7">wenn polarisiert in Einfallsebene =&gt; wird nicht reflektiert</text:p>
        </text:list-item>
        <text:list-item>
          <text:p text:style-name="P7">wenn Senkrecht dazu (parallel zur Oberfläche) =&gt; wird vollständig reflektiert</text:p>
        </text:list-item>
      </text:list>
      <text:p text:style-name="P1"/>
      <text:p text:style-name="P1">Diese Eigenschaften legen nahe, dass es sich bei den bisher als Elektromagnetische Welle bezeichneten Energiewellen um Ladungswellen mit entgegengesetzten Ladungen handelt die nur quer zur Strahlungsrichtung bewegen. Kann auch eine Kreisbewegung, oder Ellipsenbahn zur Totalreflektion führen ?</text:p>
      <text:p text:style-name="P1">D.h. Die Ladungen schwingen parallel zur Oberfläche und bringen die dort vorhandenen Elektronen in Bewegung, die dann die neue (scheinbar reflektierte) Welle erzeugen.</text:p>
      <text:p text:style-name="P1">Im Grunde ist es keine Reflektion, sondern das Erzeugen einer neuen Welle.</text:p>
      <text:p text:style-name="P1">Die Phase der neu erzeugten (reflektierten) Welle ist um xxx Grad gegenüber der einfallenden Welle verschoben. </text:p>
      <text:p text:style-name="P1">Wenn die Ladungen einer Welle in die Materie eindringen werden die Ladungen gebremst so dass keine neue Welle in umgekehrter Richtung entsteht.</text:p>
      <text:list xml:id="list2450966512179399930" text:style-name="L2">
        <text:list-header>
          <text:p text:style-name="P8"/>
        </text:list-header>
      </text:list>
      <text:p text:style-name="P1"><text:span text:style-name="T1">Beugung</text:span> an Kanten, Gittern, Spalten.</text:p>
      <text:p text:style-name="P1"/>
      <text:p text:style-name="P1">Mögliche Deutung: ???</text:p>
      <text:p text:style-name="P1">Das bedeutet, dass z.B. ein Atom mit einer bestimmten Ionisierungsenergie nicht ionisiert werden kann, solange die Frequenz nicht groß genug ist. Auch nicht, wenn man die Gesamtleistung eines Frequenz Senders unterhalb dieser Frequenz beliebig erhöht. <text:s/></text:p>
      <text:p text:style-name="P1">Oder ein Atom anzuregen, d.h. Um ein umlaufendes Elektron auf die nächst-höhere Energiestufe zu heben ist eine Mindestfrequenz notwendig, unabhängig von der Strahlungsleistung bzw. Amplitude der elektrischen Feldstärke !!!!!!!!!</text:p>
      <text:p text:style-name="P1"/>
      <text:p text:style-name="P1">Gibt es weitere Beispiele hierfür ?????</text:p>
      <text:p text:style-name="P1"/>
      <text:p text:style-name="P1"><text:span text:style-name="T1">Lichtquant Energie</text:span> <text:s/><text:span text:style-name="T1">E = h * f </text:span><text:s/>= ½ * m * v^2 <text:s text:c="2"/>d.h. Impuls <text:s text:c="3"/>p = h * f / c = m * v</text:p>
      <text:p text:style-name="P1"/>
      <text:p text:style-name="P2"/>
      <text:p text:style-name="P1"><text:span text:style-name="T1">Compton Effekt</text:span> <text:s/>Stoß von Elektronen und Photonen (E<text:span text:style-name="T3">photon</text:span> = 100keV.. 10Mev)</text:p>
      <text:p text:style-name="P1">dem Photon wird Energie entzogen </text:p>
      <text:p text:style-name="P1">Lambda2 – Lambda1 = c/f2 <text:s/>- c/f1 = <text:s/>2 * h / (m*c) <text:s/>* <text:s/>(sin(Streuwinkel/2))^2</text:p>
      <text:p text:style-name="P1">Wird nur bei hoch energetischer Strahlung beobachtet. Rückstoß von Photon auf Elektron muss berücksichtigt werden.</text:p>
      <text:p text:style-name="P1"/>
      <text:p text:style-name="P2">Thomson Streuung <text:span text:style-name="T2">Stoß von Elektronen und Photonen</text:span></text:p>
      <text:p text:style-name="P1">Tritt bei weniger energiereicher Strahlung auf (ist Grenzfall des Compton Effektes)</text:p>
      <text:p text:style-name="P1">wenn Wellenlänge der Strahlung &gt;&gt; Durchmesser des Teilchens</text:p>
      <text:p text:style-name="P1">angeblich nur elastische Streuung, kein Impulsübertrag von Photon auf Elektron.</text:p>
      <text:p text:style-name="P1"/>
      <text:p text:style-name="P2">Inverser Compton Effekt Stoß von Elektron (high E) auf Photon (low E)</text:p>
      <text:p text:style-name="P1">Hochenergetisches Elektron streut an niederenergetischem Photon und überträgt Energie</text:p>
      <text:p text:style-name="P1">auf das Photon. </text:p>
      <text:p text:style-name="P1"/>
      <text:p text:style-name="P1">Für alle Stoßprozesse muss Energie und Impulserhaltung gelten.</text:p>
      <text:p text:style-name="P1"/>
      <text:p text:style-name="P2">Phasengleichheit</text:p>
      <text:p text:style-name="P1">Bei der Welle sind Magnetfeld und Elektrisches Feld in Phase (heutige Theorie).</text:p>
      <text:p text:style-name="P1"><text:soft-page-break/>Kann messtechnisch nachgewiesen werden, Antenne die E-Feld empfängt (z.B. Dipol) </text:p>
      <text:p text:style-name="P1">und Antenne die B-Feld empfängt (z.B. Spule) (Hab ich noch nicht experimentell verifiziert !!!)</text:p>
      <text:p text:style-name="P1"/>
      <text:p text:style-name="P1"/>
      <text:p text:style-name="P3">Wie entsteht EM Strahlung</text:p>
      <text:p text:style-name="P1"/>
      <text:p text:style-name="P1">Jede Massenobefläche strahlt (gibt EM Wellen ab) abhängig von der Temperatur </text:p>
      <text:p text:style-name="P1"><text:span text:style-name="T1">Leistung P</text:span><text:span text:style-name="T4">rad</text:span> = sigma * A* T^4</text:p>
      <text:p text:style-name="P1">(sigma = Stephan Boltzmann Konstante)</text:p>
      <text:p text:style-name="P1">(T ist ein Mass für die Geschwindigkeit der Teilchen (geladenen) an der Oberfläche (Fläche = A)</text:p>
      <text:p text:style-name="P1">und damit auch abhängig von der Beschleunigung)</text:p>
      <text:p text:style-name="P1"/>
      <text:p text:style-name="P2">Strahlung von beschleunigten Ladungen </text:p>
      <text:p text:style-name="P1">Larmorformel P<text:span text:style-name="T3">rad</text:span> = e^2 / (4*pi*eps) * <text:span text:style-name="T2">2 / ( 3c^2)</text:span> * <text:span text:style-name="T1">a</text:span>^2 <text:s/></text:p>
      <text:p text:style-name="P1">(Beschleunigung <text:span text:style-name="T1">a</text:span> = zweite Ableitung nach der Zeit von Vektor <text:span text:style-name="T1">r</text:span>)</text:p>
      <text:p text:style-name="P1">Ist auch gleichzeitig Bremsstrahlung.</text:p>
      <text:p text:style-name="P1">Das erklärt nicht <text:span text:style-name="T1">warum Atome/Moleküle nicht strahlen.</text:span></text:p>
      <text:p text:style-name="P2"/>
      <text:p text:style-name="P2">Synchrotron Strahlung</text:p>
      <text:p text:style-name="P4">Umlenkung von Ladungen durch Magnetfelder</text:p>
      <text:p text:style-name="P4">Extrem starke Stahlungsverluste </text:p>
      <text:p text:style-name="P4">(sind bei Elektronen noch mal 1832^4 stärker als bei Protonen bei gleicher Beschleunigungsspannung), deshalb ist der LHC in Genf für Protonen ausgelegt worden.</text:p>
      <text:p text:style-name="P2"/>
      <text:p text:style-name="P2">Annihilation</text:p>
      <text:p text:style-name="P1">Masse kann <text:span text:style-name="T1">zerstrahlt </text:span>werden. (Elektron + Positron → vollständige Zerstrahlung)</text:p>
      <text:p text:style-name="P1"/>
      <text:p text:style-name="P1"/>
      <text:p text:style-name="P1"><text:span text:style-name="T1">Paarbildung </text:span><text:s/>durch zwei energiereiche Photonen entsteht Elektron und Positron.</text:p>
      <text:p text:style-name="P1"/>
      <text:p text:style-name="P1">Ich meine irgendwo gelesen zu haben, dass dieser Prozess nach kürzester Zeit sich wieder umkehrt, ihn also noch nie experimentell nachgewiesen hat, da das entstandene Elektron und Positron sich sofort wieder in Energiestrahlung verwandelt (wie immer wenn Teilchen und Antiteilchen aufeinander treffen). <text:s/>Offene Frage ist ob sie nach dem Entstehen nicht sofort durch vorhandene elektrische Felder komplett getrennt werden können. Auch polarisierende Wechselfelder könnten für die dauerhafte Trennung sorgen. (Diese polarisierenden Wechselfelder werden bisher in der Physik nicht betrachtet.)</text:p>
      <text:p text:style-name="P1"/>
      <text:p text:style-name="P1">Beim <text:span text:style-name="T1">Kernzerfall</text:span> (Radioaktivität) entsteht gamma Strahlung (EM Wellen)</text:p>
      <text:p text:style-name="P1">(beta-Strahlung sind schnelle Elektronen, alpha Strahlung sind schnelle Kerne)</text:p>
      <text:p text:style-name="P1"/>
      <text:p text:style-name="P1"/>
      <text:p text:style-name="P2">Strahlung entsteht bei Antennen</text:p>
      <text:p text:style-name="P1">Einfacher Dipol: Ladungen werden zwangsweise auseinandergedrückt </text:p>
      <text:p text:style-name="P1">(durch angelegte Spannung erzwungen)</text:p>
      <text:p text:style-name="P1">Elektronen dem einen Arm entzogen, in den anderen hineingedrückt </text:p>
      <text:p text:style-name="P1">und das wechselt pro Halbwelle.</text:p>
      <text:p text:style-name="P1">Die entstehende Welle </text:p>
      <text:list xml:id="list3034011207119442383" text:style-name="L3">
        <text:list-item>
          <text:p text:style-name="P9">ist räumlich polarisiert von links nach rechts (wie Dipol)</text:p>
        </text:list-item>
        <text:list-item>
          <text:p text:style-name="P9">hat stärkste Abstrahlung in der Mittelsenkrechten zu Dipol</text:p>
        </text:list-item>
        <text:list-item>
          <text:p text:style-name="P9"><text:soft-page-break/>keine Abstrahlung in Richtung der Dipolachse</text:p>
        </text:list-item>
        <text:list-item>
          <text:p text:style-name="P9">ist zylindersymmetrisch</text:p>
        </text:list-item>
      </text:list>
      <text:p text:style-name="P1"/>
      <text:p text:style-name="P1"/>
      <text:p text:style-name="P1">Auch beim Entstehen von Wellen wird den erzeugenden bewegten Ladungen Energie entzogen, d.h. Es müssen Kräfte auftreten die über eine Zeit (Weg) wirken. Sofortige Kraftwirkung muss erklärbar werden. Irgendwo muss etwas mit Kraft hineingepumpt werden. Wo sind die Kräftepaare ? <text:s/>Wo greifen sie an ?</text:p>
      <text:p text:style-name="P1"/>
      <text:p text:style-name="P1">Vermutung: Wenn zwei Ladungen sich frei bewegen entsteht keine Strahlung, erst wenn ein weiteres hinzukommt und sich nicht auf dem natürlichen Umlauf um andere Ladungen bewegt, werden Wellen erzeugt. Genügt hier die Gravitation um das natürlich elektrische Gleichgewicht zu stören ? <text:s/>Oder wird nur Strahlung erzeugt, wenn von außen eine Kraft aufgeprägt wird ?</text:p>
      <text:p text:style-name="P1"/>
      <text:p text:style-name="P1">Beim Atom mit vielen Protonen und Elektronen geht das ohne Strahlung.</text:p>
      <text:p text:style-name="P1">Warum strahlen Atome nicht, bei denen 50 Elektronen auf unterschiedlichen Bahnen den Kern umkreisen ?</text:p>
      <text:p text:style-name="P1"/>
      <text:p text:style-name="P1"/>
      <text:p text:style-name="P1"/>
      <text:p text:style-name="P2">Nicht erklärbare Phenomene</text:p>
      <text:p text:style-name="P1"/>
      <text:p text:style-name="P1">Die Elektronen in Atomen umkreisen die Protonen (werden enorm beschleunigt) und strahlen dennoch keine Energie ab. </text:p>
      <text:p text:style-name="P1">Beispiele: <text:tab/>Wasserstoffatom 1 P 1 e</text:p>
      <text:p text:style-name="P1"><text:tab/><text:tab/>andere Atome <text:s/>z.B. 50 P 50 e</text:p>
      <text:p text:style-name="P1"><text:tab/><text:tab/>Moleküle mit n Kernen und n*m Elektronen </text:p>
      <text:p text:style-name="P1"><text:tab/><text:tab/>Kreisströme in Magneten</text:p>
      <text:p text:style-name="P1"><text:tab/><text:tab/>Supraleiter – in Schleifen/Ringen<text:line-break/><text:tab/><text:tab/>im Supraleiter darf das Magnetfeld eine Grenze nicht überschreiten, </text:p>
      <text:p text:style-name="P1"><text:tab/><text:tab/><text:tab/>dann hört der Supra-Leiteffekt auf.</text:p>
      <text:p text:style-name="P1"><text:tab/><text:tab/><text:tab/>Der Supra Leiteffekt hört auch auf, wenn eine Temperaturgrenze</text:p>
      <text:p text:style-name="P1"><text:tab/><text:tab/><text:tab/>überschritten wird, dann ist die Temperatur bedingte Bewegung </text:p>
      <text:p text:style-name="P1"><text:tab/><text:tab/><text:tab/>zu groß. </text:p>
      <text:p text:style-name="P1"><text:tab/><text:tab/><text:tab/>d.h. Zu große aufgezwungene Störungen/Bewegungen</text:p>
      <text:p text:style-name="P1"><text:tab/><text:tab/><text:tab/>verhindern/stören die freie Bewegung der Elektronen </text:p>
      <text:p text:style-name="P1"><text:tab/><text:tab/><text:tab/>im natürlichen Kräftefeld der Ladungen.</text:p>
      <text:p text:style-name="P1"/>
      <text:p text:style-name="P1">Warum wird bei der Ablenkung durch Magnete Strahlung erzeugt ?</text:p>
      <text:p text:style-name="P1">Vielleicht weil es viele unterschiedlich verteilte Ladungen sind, so dass die Elektronen nicht allen Kraftwirkungen entsprechend folgen können. </text:p>
      <text:p text:style-name="P1"/>
      <text:p text:style-name="P1">Wäre das anders, wenn man die Ablenkung in Speicherringen durch kugelsymmetrische Ladungen erzeugen würde ? Ließen sich damit die Verluste in Speicherringen verringern ? <text:s/>Unsere neue Theorie lenkt ja deutlich stärker ab bei großen Geschwindigkeiten, als heute angenommen wird. Bei v=c haben wir schon die doppelte Kraft wie von der statische allein.</text:p>
      <text:p text:style-name="P1">Wenn v/c 100 wäre, wäre die Ablenkung durch statische Ladungen auch 100^2 =10.000 mal stärker als man bisher geglaubt hat. Nun könnten der Elektronenstrahl aber nicht unterscheiden (bei Kugelförmige Ladung) ob es sich um eine einzelne konzentrierte Ladung handelt, oder aber eine Kugel mit Radius r ist. Die Kraftwirkung dürfte praktisch <text:soft-page-break/>identisch sein, bis auf eine Ladungsverschiebung auf der leitenden Kugeloberfläche.</text:p>
      <text:p text:style-name="P1">Wäre das eine Möglichkeit für neue Speicherringe ohne riesige Verluste bei der Umlenkung ??????</text:p>
      <text:p text:style-name="P1"/>
      <text:p text:style-name="P1">Jedenfalls sehen einzelne Elektronen im Elektronenstrahl nicht viele einzelne Ladungen alle mit unterschiedlicher Relativgeschwindigkeiten zu ihnen, denn das wären im Kreis bewegte Elektronen die das Magnetfeld erzeugen.</text:p>
      <text:p text:style-name="P1"/>
      <text:p text:style-name="P1">Daraus ergibt sich die Frage, wie werden Elektronen von anderen Ladungen abgelenkt ?</text:p>
      <text:p text:style-name="P1">Beim Magnetfeld gibt es eine feste Formel, aufgrund dessen man den Rollradius berechnen kann. Kann man den Rollradius auch mit der neuen Theorie bestimmen ?</text:p>
      <text:p text:style-name="P1"/>
      <text:p text:style-name="P1"/>
      <text:p text:style-name="P1"/>
      <text:p text:style-name="P2">Erster Lösungsansatz:</text:p>
      <text:p text:style-name="P2"/>
      <text:p text:style-name="P1">Ein Lichtquant besteht aus zwei kleinen Massen mit entgegengesetzten Ladungen.</text:p>
      <text:p text:style-name="P1">Diese Massen schwingen gegeneinander. <text:s/>Sie breiten sich von den Ladungen die sie entstehen ließen mit Lichtgeschwindigkeit aus. Fährt man parallel zum Photon mit, so sieht es aus als schwingen die beiden Massen immer gegeneinander auf einer Geraden.</text:p>
      <text:p text:style-name="P1">Diese Gerade entspricht der Polarisationsrichtung und steht senkrecht auf der Ausbreitungsrichtung.</text:p>
      <text:p text:style-name="P1"/>
      <text:p text:style-name="P1"/>
      <text:p text:style-name="P1"><text:span text:style-name="T1">Lichtquant Energie</text:span> <text:s/><text:span text:style-name="T1">E = h * f </text:span><text:s/>= ½ * m * v^2 <text:s text:c="2"/>d.h. Impuls <text:s text:c="3"/>p = h * f / c = m * v</text:p>
      <text:p text:style-name="P1">nimmt man an dass es zwei entgegengesetzt geladene sehr kleine Massen sind ergibt sich</text:p>
      <text:p text:style-name="P1">Energie: <text:s/>Massenenergie <text:s/>+ <text:s/>kin Energie </text:p>
      <text:p text:style-name="P1">h*f = (m1+m2) * c^2 <text:s text:c="3"/>+ ( <text:s text:c="2"/>½ * m1 * v1^2 <text:s text:c="2"/>+ <text:s text:c="3"/>½ <text:s/>* m2 * v2^2 )</text:p>
      <text:p text:style-name="P1">mit m1=m2=m und v1=v2=v ergibt sich</text:p>
      <text:p text:style-name="P2">h*f = m * v^2 <text:s/>+ <text:s text:c="2"/>2*m*c^2</text:p>
      <text:p text:style-name="P1">Impuls:</text:p>
      <text:p text:style-name="P1">h*f/c = m1*v1 + m2*v2</text:p>
      <text:p text:style-name="P1">mit m1=m2=m und v1=v2=v ergibt sich</text:p>
      <text:p text:style-name="P2">h*f/c =2 * m * v</text:p>
      <text:p text:style-name="P1">==&gt;</text:p>
      <text:p text:style-name="P1">v=h*f/(c*2*m) eingesetzt in Energiegleichung</text:p>
      <text:p text:style-name="P1">h*f = m * (h * f / (c*m*v))^2 + 2 * m * c^2 </text:p>
      <text:p text:style-name="P1">==&gt; <text:s/>h^2 f^2 = m^2 * h^4 * f^4 / (c^4 * m^4 * 4) + 4*m^2*c^4</text:p>
      <text:p text:style-name="P5">????????</text:p>
      <text:p text:style-name="P5">h^2*f^2=h^4*f^4 /(c^4 * m^2 * 4</text:p>
      <text:p text:style-name="P5">m^2= h^2 * f^2 / (c^4 * 4)</text:p>
      <text:p text:style-name="P5">m = h * f <text:s/>/ (2 * c^2)</text:p>
      <text:p text:style-name="P1"/>
      <text:p text:style-name="P1">nach v aufgelöst ergibt sich </text:p>
      <text:p text:style-name="P1">v = c für den Null Durchgang</text:p>
      <text:p text:style-name="P1"/>
      <text:p text:style-name="P1"/>
      <text:p text:style-name="P2">Zweiter Lösungsansatz:</text:p>
      <text:p text:style-name="P1">Ein Lichtquant besteht aus zwei kleinen Massen mit entgegengesetzten Ladungen.</text:p>
      <text:p text:style-name="P1">Diese Massen rotieren umeinander. <text:s/>Der Schwerpunkt beider Massen breitet sich vom Entstehungsort mit Lichtgeschwindigkeit aus. </text:p>
      <text:p text:style-name="P1"><text:soft-page-break/>Die Rotationsachse ist senkrecht zur Polarisationsrichtung und senkrecht zur Ausbreitungsrichtung.</text:p>
      <text:p text:style-name="P1"/>
      <text:p text:style-name="P1">Die Frage wie groß ist die Rotationsgeschwindigkeit lässt sich über das Energieminimum herausfinden. Es ist davon auszugehen, dass beim Energieminimum ein stabiler Zustand erreicht wird. Es ist das Minimum der Summe aus Rotationsenergie (mit der Geschwindigkeit v) und der potentiellen Energie (die Ausbreitungsenergie spielt hier keine Rolle).</text:p>
      <text:p text:style-name="P1">Derzeitige Vermutung: v_rot ist gleich c, <text:s/>oder 1/2c da dann die Relativgeschwindigkeit beider Ladungen genau c ist. Bei der Relativgeschwindigkeit c ist die dynamische Kraft genauso groß wie die statische Kraft.</text:p>
      <text:p text:style-name="P1"/>
      <text:p text:style-name="P1"/>
      <text:p text:style-name="P1"/>
      <text:p text:style-name="P1">Fragen die sich anschließen sind.</text:p>
      <text:p text:style-name="P1">Wie groß sind die einzelnen Ladungen ?</text:p>
      <text:p text:style-name="P1">Wie groß ist die Auslenkung ?</text:p>
      <text:p text:style-name="P1">Wo entsteht ein solches Photon ?</text:p>
      <text:p text:style-name="P1">Was ist die Bedingung für das Entstehen ?</text:p>
      <text:p text:style-name="P1">Welche Ausbreitungsrichtung hat das entstandene Photon ?</text:p>
      <text:p text:style-name="P1"/>
      <text:p text:style-name="P2">Gedanken:</text:p>
      <text:p text:style-name="P1">Auf der Mittelsenkrechten zwischen einzelnen Ladungen träte die größte Kraft auf eine angenommene Ladung auf. Dort hat die Summe der Entfernungsquadrate ein Maximum.</text:p>
      <text:p text:style-name="P1">In einer Entfernung vom halben Abstand der Ladungen wäre dann die dynamische Kraft auf eine dritte Ladung am größten. Die Kraftrichtung und damit Ausbreitungsrichtung eines Photons wird von diesem Punkt an durch die Differenz der Geschwindigkeiten gegeben. <text:line-break/>Vielleicht lässt sie sich aus der Kraftrichtung der dynamischen Kraft ableiten.</text:p>
      <text:p text:style-name="P1">Es gibt eine Stelle auf der Mittelsenkrechten wo ein potentielles Maximum der Kraft entsteht. Vielleicht ist es das Bestreben der Natur die relative Verschiebung der einzelnen Ladungen zueinander zu verhindern. Dazu entsteht dann zwei ungleich geladene Massen die so beschleunigt werden, um diese Verschiebung zu verhindern, oder in gewissem Masse entgegenwirken, so dass wieder ein Kräftegleichgewicht oder eine andere Erhaltungsgröße bestehen bleibt.</text:p>
      <text:p text:style-name="P1">Denn auch beim Entstehen eines Photons muss die Newton Bedingung, Kraft gleich Gegenkraft, weiterhin gelten. Auch die übertragene Energie auf das Photon muss den beiden erzeugenden Ladungen entnommen werden. Das kann nur durch Reduktion der relativen Geschwindigkeit zueinander erfolgen.</text:p>
      <text:p text:style-name="P1">Die von zwei relativ zueinander bewegten Ladungen erzeugten Photonen benötigen eine Mindestkraft/Energie um ein Photon zu erzeugen. Unterhalb der Schwelle folgen die Ladungen den umgebenden Kräften speziell den benachbarten Ladungskräften.</text:p>
      <text:p text:style-name="P1">Hier scheint es eine Schwelle zu gebe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ttmar Kechel</meta:initial-creator>
    <meta:creation-date>2017-02-12T18:59:55.39</meta:creation-date>
    <dc:date>2017-03-15T20:26:01.42</dc:date>
    <dc:creator>Ottmar Kechel</dc:creator>
    <meta:editing-duration>PT18H23M25S</meta:editing-duration>
    <meta:editing-cycles>45</meta:editing-cycles>
    <meta:generator>OpenOffice/4.1.3$Win32 OpenOffice.org_project/413m1$Build-9783</meta:generator>
    <meta:printed-by>Ottmar Kechel</meta:printed-by>
    <meta:print-date>2017-02-13T09:35:11.63</meta:print-date>
    <meta:document-statistic meta:table-count="0" meta:image-count="0" meta:object-count="0" meta:page-count="6" meta:paragraph-count="159" meta:word-count="1991" meta:character-count="13777"/>
  </office:meta>
</office:document-meta>
</file>